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in" text:min-label-width="0.25in"/>
        <style:text-properties style:font-name="Courier New"/>
      </text:list-level-style-bullet>
      <text:list-level-style-bullet text:level="2" text:style-name="WW_CharLFO1LVL2" text:bullet-char="·">
        <style:list-level-properties text:space-before="0.5in" text:min-label-width="0.4166in"/>
        <style:text-properties style:font-name="Times New Roman"/>
      </text:list-level-style-bullet>
      <text:list-level-style-bullet text:level="3" text:style-name="WW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in" text:min-label-width="0.25in"/>
        <style:text-properties style:font-name="Courier New"/>
      </text:list-level-style-bullet>
      <text:list-level-style-bullet text:level="2" text:style-name="WW_CharLFO2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in" text:min-label-width="0.25in"/>
        <style:text-properties style:font-name="Courier New"/>
      </text:list-level-style-bullet>
      <text:list-level-style-bullet text:level="2" text:style-name="WW_CharLFO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end"/>
      <style:text-properties style:font-name="Times New Roman"/>
    </style:style>
    <style:style style:name="P2" style:parent-style-name="Normal" style:family="paragraph">
      <style:paragraph-properties>
        <style:tab-stops>
          <style:tab-stop style:type="center" style:position="3.25in"/>
          <style:tab-stop style:type="left" style:position="3.9479in"/>
        </style:tab-stops>
      </style:paragraph-properties>
    </style:style>
    <style:style style:name="T3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T4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5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6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7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8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9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T10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P11" style:parent-style-name="Normal" style:family="paragraph">
      <style:paragraph-properties fo:margin-bottom="0.0701in" style:line-height-at-least="0.2187in" fo:background-color="#FFFFFF"/>
    </style:style>
    <style:style style:name="T12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2pt" style:font-size-asian="12pt" style:font-size-complex="12pt"/>
    </style:style>
    <style:style style:name="T13" style:parent-style-name="DefaultParagraphFont" style:family="text">
      <style:text-properties style:font-name="Times New Roman" style:font-name-asian="Times New Roman" fo:color="#000000" fo:font-size="12pt" style:font-size-asian="12pt" style:font-size-complex="12pt"/>
    </style:style>
    <style:style style:name="P14" style:parent-style-name="Normal" style:family="paragraph">
      <style:paragraph-properties fo:margin-bottom="0.0701in" style:line-height-at-least="0.2187in" fo:background-color="#FFFFFF"/>
    </style:style>
    <style:style style:name="T15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2pt" style:font-size-asian="12pt" style:font-size-complex="12pt"/>
    </style:style>
    <style:style style:name="T16" style:parent-style-name="DefaultParagraphFont" style:family="text">
      <style:text-properties style:font-name="Times New Roman" style:font-name-asian="Times New Roman" fo:color="#000000" fo:font-size="12pt" style:font-size-asian="12pt" style:font-size-complex="12pt"/>
    </style:style>
    <style:style style:name="P17" style:parent-style-name="ListParagraph" style:family="paragraph">
      <style:paragraph-properties fo:margin-bottom="0in" fo:line-height="100%" fo:background-color="#FFFFFF"/>
    </style:style>
    <style:style style:name="T18" style:parent-style-name="DefaultParagraphFont" style:family="text">
      <style:text-properties style:font-name="Times New Roman" style:font-name-asian="Times New Roman" fo:color="#000000" fo:font-size="12pt" style:font-size-asian="12pt" style:font-size-complex="12pt"/>
    </style:style>
    <style:style style:name="P19" style:parent-style-name="ListParagraph" style:family="paragraph">
      <style:paragraph-properties fo:margin-bottom="0in" fo:line-height="100%" fo:background-color="#FFFFFF"/>
    </style:style>
    <style:style style:name="T20" style:parent-style-name="DefaultParagraphFont" style:family="text">
      <style:text-properties style:font-name="Times New Roman" style:font-name-asian="Times New Roman" fo:color="#000000" fo:font-size="12pt" style:font-size-asian="12pt" style:font-size-complex="12pt"/>
    </style:style>
    <style:style style:name="P21" style:parent-style-name="ListParagraph" style:family="paragraph">
      <style:paragraph-properties fo:margin-bottom="0in" fo:line-height="100%" fo:background-color="#FFFFFF"/>
    </style:style>
    <style:style style:name="T22" style:parent-style-name="DefaultParagraphFont" style:family="text">
      <style:text-properties style:font-name="Times New Roman" style:font-name-asian="Times New Roman" fo:color="#000000" fo:font-size="7pt" style:font-size-asian="7pt" style:font-size-complex="7pt"/>
    </style:style>
    <style:style style:name="T23" style:parent-style-name="DefaultParagraphFont" style:family="text">
      <style:text-properties style:font-name="Times New Roman" style:font-name-asian="Times New Roman" fo:color="#000000" fo:font-size="12pt" style:font-size-asian="12pt" style:font-size-complex="12pt"/>
    </style:style>
    <style:style style:name="P24" style:parent-style-name="ListParagraph" style:family="paragraph">
      <style:paragraph-properties fo:margin-bottom="0in" fo:line-height="100%" fo:margin-left="0in" fo:background-color="#FFFFFF">
        <style:tab-stops/>
      </style:paragraph-properties>
      <style:text-properties style:font-name="Times New Roman" style:font-name-asian="Times New Roman" fo:color="#000000" fo:font-size="11.5pt" style:font-size-asian="11.5pt" style:font-size-complex="11.5pt"/>
    </style:style>
    <style:style style:name="P25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style:font-weight-complex="bold" fo:color="#000000" fo:font-size="12pt" style:font-size-asian="12pt" style:font-size-complex="12pt"/>
    </style:style>
    <style:style style:name="P26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7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8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9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30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32" style:family="table-column">
      <style:table-column-properties style:column-width="1.3854in" style:use-optimal-column-width="false"/>
    </style:style>
    <style:style style:name="TableColumn33" style:family="table-column">
      <style:table-column-properties style:column-width="5.7381in" style:use-optimal-column-width="false"/>
    </style:style>
    <style:style style:name="Table31" style:family="table">
      <style:table-properties style:width="7.1236in" fo:margin-left="-0.0048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34in solid #000000" fo:border-left="0.0034in solid #000000" fo:border-bottom="0.0034in solid #000000" fo:border-right="none" fo:background-color="#00DCFF" style:vertical-align="middle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7" style:family="table-cell">
      <style:table-cell-properties fo:border="0.0034in solid #000000" fo:background-color="#00DCFF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-top="none" fo:border-left="0.0034in solid #000000" fo:border-bottom="0.0034in solid #000000" fo:border-right="0.0034in solid #000000" style:vertical-align="bottom" fo:padding-top="0.0381in" fo:padding-left="0.0381in" fo:padding-bottom="0.0381in" fo:padding-right="0.0381in"/>
    </style:style>
    <style:style style:name="P43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Cell47" style:family="table-cell">
      <style:table-cell-properties fo:border-top="none" fo:border-left="0.0034in solid #000000" fo:border-bottom="0.0034in solid #000000" fo:border-right="0.0034in solid #000000" style:vertical-align="bottom" fo:padding-top="0.0381in" fo:padding-left="0.0381in" fo:padding-bottom="0.0381in" fo:padding-right="0.0381in"/>
    </style:style>
    <style:style style:name="P48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none" fo:border-left="0.0034in solid #000000" fo:border-bottom="0.0034in solid #000000" fo:border-right="0.0034in solid #000000" style:vertical-align="bottom" fo:padding-top="0.0381in" fo:padding-left="0.0381in" fo:padding-bottom="0.0381in" fo:padding-right="0.0381in"/>
    </style:style>
    <style:style style:name="P53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Cell57" style:family="table-cell">
      <style:table-cell-properties fo:border-top="none" fo:border-left="0.0034in solid #000000" fo:border-bottom="0.0034in solid #000000" fo:border-right="0.0034in solid #000000" style:vertical-align="bottom" fo:padding-top="0.0381in" fo:padding-left="0.0381in" fo:padding-bottom="0.0381in" fo:padding-right="0.0381in"/>
    </style:style>
    <style:style style:name="P58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Cell62" style:family="table-cell">
      <style:table-cell-properties fo:border-top="none" fo:border-left="0.0034in solid #000000" fo:border-bottom="0.0034in solid #000000" fo:border-right="0.0034in solid #000000" style:vertical-align="bottom" fo:padding-top="0.0381in" fo:padding-left="0.0381in" fo:padding-bottom="0.0381in" fo:padding-right="0.0381in"/>
    </style:style>
    <style:style style:name="P63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ableCell67" style:family="table-cell">
      <style:table-cell-properties fo:border-top="none" fo:border-left="0.0034in solid #000000" fo:border-bottom="0.0034in solid #000000" fo:border-right="0.0034in solid #000000" style:vertical-align="bottom" fo:padding-top="0.0381in" fo:padding-left="0.0381in" fo:padding-bottom="0.0381in" fo:padding-right="0.0381in"/>
    </style:style>
    <style:style style:name="P68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ableCell72" style:family="table-cell">
      <style:table-cell-properties fo:border-top="none" fo:border-left="0.0034in solid #000000" fo:border-bottom="0.0034in solid #000000" fo:border-right="0.0034in solid #000000" style:vertical-align="bottom" fo:padding-top="0.0381in" fo:padding-left="0.0381in" fo:padding-bottom="0.0381in" fo:padding-right="0.0381in"/>
    </style:style>
    <style:style style:name="P73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Cell77" style:family="table-cell">
      <style:table-cell-properties fo:border-top="none" fo:border-left="0.0034in solid #000000" fo:border-bottom="0.0034in solid #000000" fo:border-right="0.0034in solid #000000" style:vertical-align="bottom" fo:padding-top="0.0381in" fo:padding-left="0.0381in" fo:padding-bottom="0.0381in" fo:padding-right="0.0381in"/>
    </style:style>
    <style:style style:name="P78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-top="none" fo:border-left="0.0034in solid #000000" fo:border-bottom="0.0034in solid #000000" fo:border-right="0.0034in solid #000000" style:vertical-align="bottom" fo:padding-top="0.0381in" fo:padding-left="0.0381in" fo:padding-bottom="0.0381in" fo:padding-right="0.0381in"/>
    </style:style>
    <style:style style:name="P83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Cell87" style:family="table-cell">
      <style:table-cell-properties fo:border-top="none" fo:border-left="0.0034in solid #000000" fo:border-bottom="0.0034in solid #000000" fo:border-right="0.0034in solid #000000" style:vertical-align="bottom" fo:padding-top="0.0381in" fo:padding-left="0.0381in" fo:padding-bottom="0.0381in" fo:padding-right="0.0381in"/>
    </style:style>
    <style:style style:name="P88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034in solid #000000" fo:border-bottom="0.0034in solid #000000" fo:border-right="0.0034in solid #000000" style:vertical-align="bottom" fo:padding-top="0.0381in" fo:padding-left="0.0381in" fo:padding-bottom="0.0381in" fo:padding-right="0.0381in"/>
    </style:style>
    <style:style style:name="P93" style:parent-style-name="Normal" style:family="paragraph">
      <style:paragraph-properties fo:text-align="justify"/>
      <style:text-properties style:font-name="Times New Roma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69in solid #000000" fo:border-right="none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-top="none" fo:border-left="0.0034in solid #000000" fo:border-bottom="0.0069in solid #000000" fo:border-right="0.0034in solid #000000" style:vertical-align="bottom" fo:padding-top="0.0381in" fo:padding-left="0.0381in" fo:padding-bottom="0.0381in" fo:padding-right="0.0381in"/>
    </style:style>
    <style:style style:name="P98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="0.0069in solid #000000" style:vertical-align="bottom" fo:padding-top="0.0381in" fo:padding-left="0.0381in" fo:padding-bottom="0.0381in" fo:padding-right="0.0381in"/>
    </style:style>
    <style:style style:name="P103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="0.0069in solid #000000" style:vertical-align="bottom" fo:padding-top="0.0381in" fo:padding-left="0.0381in" fo:padding-bottom="0.0381in" fo:padding-right="0.0381in"/>
    </style:style>
    <style:style style:name="P108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="0.0069in solid #000000" style:vertical-align="bottom" fo:padding-top="0.0381in" fo:padding-left="0.0381in" fo:padding-bottom="0.0381in" fo:padding-right="0.0381in"/>
    </style:style>
    <style:style style:name="P113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P114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15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16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17" style:parent-style-name="Normal" style:family="paragraph">
      <style:paragraph-properties fo:margin-bottom="0.0701in" style:line-height-at-least="0.2187in" fo:background-color="#FFFFFF"/>
    </style:style>
    <style:style style:name="T118" style:parent-style-name="DefaultParagraphFont" style:family="text"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19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20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21" style:parent-style-name="Normal" style:family="paragraph">
      <style:paragraph-properties fo:break-before="page"/>
      <style:text-properties style:font-name="Times New Roman" fo:hyphenate="true"/>
    </style:style>
    <style:style style:name="P122" style:parent-style-name="Normal" style:family="paragraph">
      <style:paragraph-properties fo:text-align="end"/>
      <style:text-properties style:font-name="Times New Roman"/>
    </style:style>
    <style:style style:name="P123" style:parent-style-name="Normal" style:family="paragraph">
      <style:paragraph-properties>
        <style:tab-stops>
          <style:tab-stop style:type="center" style:position="3.25in"/>
          <style:tab-stop style:type="left" style:position="3.9479in"/>
        </style:tab-stops>
      </style:paragraph-properties>
    </style:style>
    <style:style style:name="T124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T125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26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27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28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29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30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T131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P132" style:parent-style-name="Normal" style:family="paragraph">
      <style:paragraph-properties fo:margin-bottom="0.0701in" style:line-height-at-least="0.2187in" fo:background-color="#FFFFFF"/>
    </style:style>
    <style:style style:name="T133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134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135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36" style:parent-style-name="Normal" style:family="paragraph">
      <style:paragraph-properties fo:margin-bottom="0.0701in" style:line-height-at-least="0.2187in" fo:background-color="#FFFFFF"/>
    </style:style>
    <style:style style:name="T137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138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139" style:parent-style-name="ListParagraph" style:family="paragraph">
      <style:paragraph-properties fo:margin-bottom="0.0701in" style:line-height-at-least="0.2187in" fo:background-color="#FFFFFF"/>
    </style:style>
    <style:style style:name="T140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T141" style:parent-style-name="DefaultParagraphFont" style:family="text">
      <style:text-properties style:font-name="Times New Roman" style:font-name-asian="Times New Roman" fo:color="#000000" fo:font-size="10pt" style:font-size-asian="10pt" style:font-size-complex="10pt"/>
    </style:style>
    <style:style style:name="P142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43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color="#000000" fo:font-size="11.5pt" style:font-size-asian="11.5pt" style:font-size-complex="11.5pt"/>
    </style:style>
    <style:style style:name="P144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45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46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47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48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49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50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51" style:parent-style-name="ListParagraph" style:family="paragraph">
      <style:paragraph-properties fo:break-before="page" fo:margin-bottom="0.0701in" style:line-height-at-least="0.2187in" fo:margin-left="0.25in" fo:background-color="#FFFFFF">
        <style:tab-stops/>
      </style:paragraph-properties>
      <style:text-properties style:font-name="Times New Roman" style:font-name-asian="Times New Roman" fo:color="#000000" fo:font-size="11.5pt" style:font-size-asian="11.5pt" style:font-size-complex="11.5pt"/>
    </style:style>
    <style:style style:name="P152" style:parent-style-name="Normal" style:family="paragraph">
      <style:paragraph-properties fo:text-align="end"/>
      <style:text-properties style:font-name="Times New Roman"/>
    </style:style>
    <style:style style:name="P153" style:parent-style-name="Normal" style:family="paragraph">
      <style:paragraph-properties>
        <style:tab-stops>
          <style:tab-stop style:type="center" style:position="3.25in"/>
          <style:tab-stop style:type="left" style:position="3.9479in"/>
        </style:tab-stops>
      </style:paragraph-properties>
    </style:style>
    <style:style style:name="T154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T155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56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57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58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59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60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P161" style:parent-style-name="Normal" style:family="paragraph">
      <style:paragraph-properties fo:margin-bottom="0.0701in" style:line-height-at-least="0.2187in" fo:background-color="#FFFFFF"/>
    </style:style>
    <style:style style:name="T162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163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164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65" style:parent-style-name="Normal" style:family="paragraph">
      <style:paragraph-properties fo:margin-bottom="0.0701in" style:line-height-at-least="0.2187in" fo:background-color="#FFFFFF"/>
    </style:style>
    <style:style style:name="T166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167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168" style:parent-style-name="ListParagraph" style:family="paragraph">
      <style:paragraph-properties fo:margin-bottom="0.0701in" style:line-height-at-least="0.2187in" fo:background-color="#FFFFFF"/>
    </style:style>
    <style:style style:name="T169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T170" style:parent-style-name="DefaultParagraphFont" style:family="text">
      <style:text-properties style:font-name="Times New Roman" style:font-name-asian="Times New Roman" fo:color="#000000" fo:font-size="10pt" style:font-size-asian="10pt" style:font-size-complex="10pt"/>
    </style:style>
    <style:style style:name="P171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72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color="#000000" fo:font-size="11.5pt" style:font-size-asian="11.5pt" style:font-size-complex="11.5pt"/>
    </style:style>
    <style:style style:name="P173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74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75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76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77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78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79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80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81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82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83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84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85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86" style:parent-style-name="Normal" style:family="paragraph">
      <style:paragraph-properties fo:break-before="page"/>
      <style:text-properties style:font-name="Times New Roman" style:font-name-asian="Times New Roman" fo:color="#000000" fo:font-size="11.5pt" style:font-size-asian="11.5pt" style:font-size-complex="11.5pt" fo:hyphenate="true"/>
    </style:style>
    <style:style style:name="P187" style:parent-style-name="Normal" style:family="paragraph">
      <style:paragraph-properties fo:text-align="end"/>
      <style:text-properties style:font-name="Times New Roman"/>
    </style:style>
    <style:style style:name="P188" style:parent-style-name="Normal" style:family="paragraph">
      <style:paragraph-properties>
        <style:tab-stops>
          <style:tab-stop style:type="center" style:position="3.25in"/>
          <style:tab-stop style:type="left" style:position="3.9479in"/>
        </style:tab-stops>
      </style:paragraph-properties>
    </style:style>
    <style:style style:name="T189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T190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91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92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93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94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95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P196" style:parent-style-name="Normal" style:family="paragraph">
      <style:paragraph-properties fo:margin-bottom="0.0701in" style:line-height-at-least="0.2187in" fo:background-color="#FFFFFF"/>
    </style:style>
    <style:style style:name="T197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198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199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00" style:parent-style-name="Normal" style:family="paragraph">
      <style:paragraph-properties fo:margin-bottom="0.0701in" style:line-height-at-least="0.2187in" fo:background-color="#FFFFFF"/>
    </style:style>
    <style:style style:name="T201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202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203" style:parent-style-name="ListParagraph" style:family="paragraph">
      <style:paragraph-properties fo:margin-bottom="0.0701in" style:line-height-at-least="0.2187in" fo:background-color="#FFFFFF"/>
    </style:style>
    <style:style style:name="T204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T205" style:parent-style-name="DefaultParagraphFont" style:family="text">
      <style:text-properties style:font-name="Times New Roman" style:font-name-asian="Times New Roman" fo:color="#000000" fo:font-size="10pt" style:font-size-asian="10pt" style:font-size-complex="10pt"/>
    </style:style>
    <style:style style:name="P206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07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color="#000000" fo:font-size="11.5pt" style:font-size-asian="11.5pt" style:font-size-complex="11.5pt"/>
    </style:style>
    <style:style style:name="P208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09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10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11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12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13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14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15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16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17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18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19" style:parent-style-name="Normal" style:family="paragraph">
      <style:paragraph-properties fo:break-before="page"/>
      <style:text-properties style:font-name="Times New Roman" style:font-name-asian="Times New Roman" fo:color="#000000" fo:font-size="11.5pt" style:font-size-asian="11.5pt" style:font-size-complex="11.5pt" fo:hyphenate="true"/>
    </style:style>
    <style:style style:name="P220" style:parent-style-name="Normal" style:family="paragraph">
      <style:paragraph-properties fo:text-align="end"/>
      <style:text-properties style:font-name="Times New Roman"/>
    </style:style>
    <style:style style:name="P221" style:parent-style-name="Normal" style:family="paragraph">
      <style:paragraph-properties>
        <style:tab-stops>
          <style:tab-stop style:type="center" style:position="3.25in"/>
          <style:tab-stop style:type="left" style:position="3.9479in"/>
        </style:tab-stops>
      </style:paragraph-properties>
    </style:style>
    <style:style style:name="T222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T223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224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P225" style:parent-style-name="Normal" style:family="paragraph">
      <style:paragraph-properties fo:margin-bottom="0.0701in" style:line-height-at-least="0.2187in" fo:background-color="#FFFFFF"/>
    </style:style>
    <style:style style:name="T226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227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228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29" style:parent-style-name="Normal" style:family="paragraph">
      <style:paragraph-properties fo:margin-bottom="0.0701in" style:line-height-at-least="0.2187in" fo:background-color="#FFFFFF"/>
    </style:style>
    <style:style style:name="T230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231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232" style:parent-style-name="ListParagraph" style:family="paragraph">
      <style:paragraph-properties fo:margin-bottom="0.0701in" style:line-height-at-least="0.2187in" fo:background-color="#FFFFFF"/>
    </style:style>
    <style:style style:name="T233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T234" style:parent-style-name="DefaultParagraphFont" style:family="text">
      <style:text-properties style:font-name="Times New Roman" style:font-name-asian="Times New Roman" fo:color="#000000" fo:font-size="10pt" style:font-size-asian="10pt" style:font-size-complex="10pt"/>
    </style:style>
    <style:style style:name="P235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36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color="#000000" fo:font-size="11.5pt" style:font-size-asian="11.5pt" style:font-size-complex="11.5pt"/>
    </style:style>
    <style:style style:name="P237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38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39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40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41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42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43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44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 fo:hyphenate="true"/>
    </style:style>
    <style:style style:name="P245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 fo:hyphenate="true"/>
    </style:style>
    <style:style style:name="P246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 fo:hyphenate="true"/>
    </style:style>
    <style:style style:name="P247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style="italic" style:font-style-asian="italic" fo:color="#000000" fo:font-size="11.5pt" style:font-size-asian="11.5pt" style:font-size-complex="11.5pt" fo:hyphenate="true"/>
    </style:style>
    <style:style style:name="P248" style:parent-style-name="Normal" style:family="paragraph">
      <style:paragraph-properties fo:break-before="page"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49" style:parent-style-name="Normal" style:family="paragraph">
      <style:paragraph-properties fo:break-before="page"/>
      <style:text-properties style:font-name="Times New Roman" style:font-name-asian="Times New Roman" fo:color="#000000" fo:font-size="11.5pt" style:font-size-asian="11.5pt" style:font-size-complex="11.5pt" fo:hyphenate="true"/>
    </style:style>
    <style:style style:name="P250" style:parent-style-name="Normal" style:family="paragraph">
      <style:text-properties style:font-name="Times New Roman" style:font-name-asian="Times New Roman" fo:color="#000000" fo:font-size="11.5pt" style:font-size-asian="11.5pt" style:font-size-complex="11.5pt" fo:hyphenate="true"/>
    </style:style>
    <style:style style:name="P251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52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</office:automatic-styles>
  <office:body>
    <office:text text:use-soft-page-breaks="true">
      <text:p text:style-name="P1">Chủ<text:s/>nhật, ngày 15 tháng 6 năm 2014</text:p>
      <text:p text:style-name="P2"><text:span text:style-name="T3"><text:tab/></text:span><text:span text:style-name="T4">BIÊN B</text:span><text:span text:style-name="T5">Ả</text:span><text:span text:style-name="T6">N H</text:span><text:span text:style-name="T7">Ọ</text:span><text:span text:style-name="T8">P TEAM</text:span><text:span text:style-name="T9"><text:s/></text:span><text:span text:style-name="T10"><text:tab/></text:span></text:p>
      <text:p text:style-name="P11"><text:span text:style-name="T12">Thành phần tham dự</text:span><text:span text:style-name="T13">: HoaNP, LựcNV, CảnhNHT</text:span></text:p>
      <text:p text:style-name="P14"><text:span text:style-name="T15">Mục đích</text:span><text:span text:style-name="T16">:</text:span></text:p>
      <text:list text:style-name="LFO1" text:continue-numbering="true">
        <text:list-item>
          <text:p text:style-name="P17"><text:span text:style-name="T18">Thống nhất cách thức liên lạc và làm việc và thống nhất các mốc thời gian.</text:span></text:p>
        </text:list-item>
        <text:list-item>
          <text:p text:style-name="P19"><text:span text:style-name="T20">Thống nhất các chức năng.</text:span></text:p>
        </text:list-item>
        <text:list-item>
          <text:p text:style-name="P21"><text:span text:style-name="T22"> </text:span><text:span text:style-name="T23">Phân chia công việc cho mọi người trong tuần tới.</text:span></text:p>
        </text:list-item>
      </text:list>
      <text:p text:style-name="P24"/>
      <text:p text:style-name="P25">Nội dung cuộc họp:</text:p>
      <text:p text:style-name="P26">1, Thống nhất kênh liên lạc và cách thức làm việc:</text:p>
      <text:list text:style-name="LFO1" text:continue-numbering="true">
        <text:list-item>
          <text:p text:style-name="P27">·Sử dụng kênh liên lạc chính là Skype: Đã tạo group (có thể chat thông thường hoặc chat voice, video call).<text:s/>Ngoài ra sử dụng thêm Email, các weekly report sẽ được update trên GitHub repository của dự án.</text:p>
        </text:list-item>
        <text:list-item>
          <text:p text:style-name="P28">Thống nhất họp ít nhất 1 buổi / tuần. Buổi họp chính diễn ra vào 22:00 Thứ 2 hàng tuần qua Skype. Nếu có bất kì buổi họp phát sinh nào sẽ được thông báo qua Skype, Facebook.</text:p>
        </text:list-item>
        <text:list-item>
          <text:p text:style-name="P29">Thời gian tới sẽ vừa training, vừa phát triển để tiết kiệm thời gian.</text:p>
        </text:list-item>
      </text:list>
      <text:p text:style-name="P30">2. <text:s text:c="2"/>Thống nhất các chức năng:<text:s/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Mã</text:p>
          </table:table-cell>
          <table:table-cell table:style-name="TableCell37">
            <text:p text:style-name="P38">Nội dung</text:p>
          </table:table-cell>
        </table:table-row>
        <table:table-row table:style-name="TableRow39">
          <table:table-cell table:style-name="TableCell40">
            <text:p text:style-name="P41">UC01</text:p>
          </table:table-cell>
          <table:table-cell table:style-name="TableCell42">
            <text:p text:style-name="P43">Hiển thị bản đồ các nhà trọ xung quanh vị trí hiện tại</text:p>
          </table:table-cell>
        </table:table-row>
        <table:table-row table:style-name="TableRow44">
          <table:table-cell table:style-name="TableCell45">
            <text:p text:style-name="P46">UC02</text:p>
          </table:table-cell>
          <table:table-cell table:style-name="TableCell47">
            <text:p text:style-name="P48">Tìm kiếm nhà trọ xung quanh một khu vực nào<text:s/>đó</text:p>
          </table:table-cell>
        </table:table-row>
        <table:table-row table:style-name="TableRow49">
          <table:table-cell table:style-name="TableCell50">
            <text:p text:style-name="P51">UC03</text:p>
          </table:table-cell>
          <table:table-cell table:style-name="TableCell52">
            <text:p text:style-name="P53">Tìm kiếm theo bộ lọc</text:p>
          </table:table-cell>
        </table:table-row>
        <table:table-row table:style-name="TableRow54">
          <table:table-cell table:style-name="TableCell55">
            <text:p text:style-name="P56">UC04</text:p>
          </table:table-cell>
          <table:table-cell table:style-name="TableCell57">
            <text:p text:style-name="P58">Sắp xếp danh sách các nhà trọ</text:p>
          </table:table-cell>
        </table:table-row>
        <table:table-row table:style-name="TableRow59">
          <table:table-cell table:style-name="TableCell60">
            <text:p text:style-name="P61">UC05</text:p>
          </table:table-cell>
          <table:table-cell table:style-name="TableCell62">
            <text:p text:style-name="P63">So sánh thông tin hai nhà trọ với nhau</text:p>
          </table:table-cell>
        </table:table-row>
        <table:table-row table:style-name="TableRow64">
          <table:table-cell table:style-name="TableCell65">
            <text:p text:style-name="P66">UC06</text:p>
          </table:table-cell>
          <table:table-cell table:style-name="TableCell67">
            <text:p text:style-name="P68">Lưu thông tin các nhà trọ để xem offline</text:p>
          </table:table-cell>
        </table:table-row>
        <table:table-row table:style-name="TableRow69">
          <table:table-cell table:style-name="TableCell70">
            <text:p text:style-name="P71">UC07</text:p>
          </table:table-cell>
          <table:table-cell table:style-name="TableCell72">
            <text:p text:style-name="P73">Thông báo về sự thay đổi thông tin của phòng trọ đang được theo<text:s/>dõi</text:p>
          </table:table-cell>
        </table:table-row>
        <table:table-row table:style-name="TableRow74">
          <table:table-cell table:style-name="TableCell75">
            <text:p text:style-name="P76">UC08</text:p>
          </table:table-cell>
          <table:table-cell table:style-name="TableCell77">
            <text:p text:style-name="P78">Cho phép người dùng báo cáo và đánh giá về một nhà trọ</text:p>
          </table:table-cell>
        </table:table-row>
        <table:table-row table:style-name="TableRow79">
          <table:table-cell table:style-name="TableCell80">
            <text:p text:style-name="P81">UC09</text:p>
          </table:table-cell>
          <table:table-cell table:style-name="TableCell82">
            <text:p text:style-name="P83">Đăng thông tin nhà trọ cho thuê, bắt buộc phải có hình ảnh hoặc video</text:p>
          </table:table-cell>
        </table:table-row>
        <text:soft-page-break/>
        <table:table-row table:style-name="TableRow84">
          <table:table-cell table:style-name="TableCell85">
            <text:p text:style-name="P86">UC10</text:p>
          </table:table-cell>
          <table:table-cell table:style-name="TableCell87">
            <text:p text:style-name="P88">Đăng tin ở ghép</text:p>
          </table:table-cell>
        </table:table-row>
        <table:table-row table:style-name="TableRow89">
          <table:table-cell table:style-name="TableCell90">
            <text:p text:style-name="P91">UC11</text:p>
          </table:table-cell>
          <table:table-cell table:style-name="TableCell92">
            <text:p text:style-name="P93">Đề xuất nhà trọ theo yêu cầu của người dùng</text:p>
          </table:table-cell>
        </table:table-row>
        <table:table-row table:style-name="TableRow94">
          <table:table-cell table:style-name="TableCell95">
            <text:p text:style-name="P96">UC12</text:p>
          </table:table-cell>
          <table:table-cell table:style-name="TableCell97">
            <text:p text:style-name="P98">Cá<text:s/>nhân hóa việc thuê nhà, cho phép lưu lại các hoạt động giao dịch thuê nhà, thanh toán tiền nhà…</text:p>
          </table:table-cell>
        </table:table-row>
        <table:table-row table:style-name="TableRow99">
          <table:table-cell table:style-name="TableCell100">
            <text:p text:style-name="P101">UC13</text:p>
          </table:table-cell>
          <table:table-cell table:style-name="TableCell102">
            <text:p text:style-name="P103">Tạo nhóm người dùng cùng thuê trọ chung và cho phép lưu nhật ký các hoạt động thanh toán tiền trọ, tiền điện, nước… khi<text:s/>cùng thuê trọ</text:p>
          </table:table-cell>
        </table:table-row>
        <table:table-row table:style-name="TableRow104">
          <table:table-cell table:style-name="TableCell105">
            <text:p text:style-name="P106">UC14</text:p>
          </table:table-cell>
          <table:table-cell table:style-name="TableCell107">
            <text:p text:style-name="P108">Đồng bộ dữ liệu giữa ứng dụng trên các thiết bị di động</text:p>
          </table:table-cell>
        </table:table-row>
        <table:table-row table:style-name="TableRow109">
          <table:table-cell table:style-name="TableCell110">
            <text:p text:style-name="P111">UC15</text:p>
          </table:table-cell>
          <table:table-cell table:style-name="TableCell112">
            <text:p text:style-name="P113">Tích hợp đơn vị chuyển đổi tiền tệ</text:p>
          </table:table-cell>
        </table:table-row>
      </table:table>
      <text:p text:style-name="P114"/>
      <text:p text:style-name="P115"/>
      <text:p text:style-name="P116"/>
      <text:p text:style-name="P117"><text:span text:style-name="T118">3. <text:s/>Phân chia công việc cho mọi người trong tuần tới:</text:span></text:p>
      <text:list text:style-name="LFO2" text:continue-numbering="true">
        <text:list-item>
          <text:p text:style-name="P119">CanhNTH: Tìm kiếm và lên danh sách các công nghệ cần training<text:s/>và gửi email cho mọi người. Trong đó có chứa các link reference, tutorials hoặc các tài liệu để tự học khác. Ra một số đề bài để training về Android.</text:p>
        </text:list-item>
        <text:list-item>
          <text:p text:style-name="P120">LựcNV, HoaNP, CanhNTH: Set up môi trường và các phần mềm cần thiết trên máy tính cá nhân.Tự đọc và tìm hiểu về lập trình Android</text:p>
        </text:list-item>
      </text:list>
      <text:p text:style-name="P121"/>
      <text:p text:style-name="P122">Thứ<text:s/>hai, ngày 23 tháng 6 năm 2014</text:p>
      <text:p text:style-name="P123"><text:span text:style-name="T124"><text:tab/></text:span><text:span text:style-name="T125">BIÊN B</text:span><text:span text:style-name="T126">Ả</text:span><text:span text:style-name="T127">N H</text:span><text:span text:style-name="T128">Ọ</text:span><text:span text:style-name="T129">P TEAM</text:span><text:span text:style-name="T130"><text:s/></text:span><text:span text:style-name="T131"><text:tab/></text:span></text:p>
      <text:p text:style-name="P132"><text:span text:style-name="T133">Thành phần tham dự</text:span><text:span text:style-name="T134">: HoaNP, LựcNV, CảnhNHT</text:span></text:p>
      <text:p text:style-name="P135"/>
      <text:p text:style-name="P136"><text:span text:style-name="T137">Mục đích</text:span><text:span text:style-name="T138">:</text:span></text:p>
      <text:list text:style-name="LFO3" text:continue-numbering="true">
        <text:list-item>
          <text:p text:style-name="P139"><text:span text:style-name="T140">Tổng kết những việc đã làm được và chưa làm được trong tuần trước.</text:span><text:span text:style-name="T141"> </text:span></text:p>
        </text:list-item>
        <text:list-item>
          <text:p text:style-name="P142">Đưa ra công việc cho tuần kế tiếp.</text:p>
        </text:list-item>
      </text:list>
      <text:p text:style-name="P143">Nội dung cuộc họp:</text:p>
      <text:p text:style-name="P144"/>
      <text:p text:style-name="P145">1. Tổng kết những việc đã làm được và chưa làm được:</text:p>
      <text:list text:style-name="LFO4" text:continue-numbering="true">
        <text:list-item>
          <text:p text:style-name="P146">Đã cài đặt được môi trường và các phần mềm trên máy tính cá nhân</text:p>
        </text:list-item>
        <text:list-item>
          <text:p text:style-name="P147">Bắt đầu training với Android</text:p>
        </text:list-item>
      </text:list>
      <text:p text:style-name="P148">2. Các công việc cho tuần làm việc tiếp theo:</text:p>
      <text:list text:style-name="LFO4" text:continue-numbering="true">
        <text:list-item>
          <text:p text:style-name="P149">Tiếp tục training về Android</text:p>
        </text:list-item>
        <text:list-item>
          <text:p text:style-name="P150">Tìm hiểu và training về git và github</text:p>
        </text:list-item>
      </text:list>
      <text:p text:style-name="P151"/>
      <text:p text:style-name="P152">Thứ<text:s/>hai, ngày 30 tháng 6 năm 2014</text:p>
      <text:p text:style-name="P153"><text:span text:style-name="T154"><text:tab/></text:span><text:span text:style-name="T155">BIÊN B</text:span><text:span text:style-name="T156">Ả</text:span><text:span text:style-name="T157">N H</text:span><text:span text:style-name="T158">Ọ</text:span><text:span text:style-name="T159">P TEAM<text:s/></text:span><text:span text:style-name="T160"><text:tab/></text:span></text:p>
      <text:p text:style-name="P161"><text:span text:style-name="T162">Thành phần tham dự</text:span><text:span text:style-name="T163">: HoaNP, LựcNV, CảnhNHT</text:span></text:p>
      <text:p text:style-name="P164"/>
      <text:p text:style-name="P165"><text:span text:style-name="T166">Mục đích</text:span><text:span text:style-name="T167">:</text:span></text:p>
      <text:list text:style-name="LFO3" text:continue-numbering="true">
        <text:list-item>
          <text:p text:style-name="P168"><text:span text:style-name="T169">Tổng kết những việc đã làm được và chưa làm được trong tuần trước.</text:span><text:span text:style-name="T170"> </text:span></text:p>
        </text:list-item>
        <text:list-item>
          <text:p text:style-name="P171">Đưa ra công việc cho tuần kế tiếp.</text:p>
        </text:list-item>
      </text:list>
      <text:p text:style-name="P172">Nội dung cuộc họp:</text:p>
      <text:p text:style-name="P173"/>
      <text:p text:style-name="P174">1. Tổng kết những<text:s/>việc đã làm được và chưa làm được:</text:p>
      <text:list text:style-name="LFO3" text:continue-numbering="true">
        <text:list-item>
          <text:p text:style-name="P175">Biết cách sử dụng và làm việc trên Github</text:p>
        </text:list-item>
        <text:list-item>
          <text:p text:style-name="P176">Quen dần và code được những project đơn giản trên Android</text:p>
        </text:list-item>
      </text:list>
      <text:p text:style-name="P177"/>
      <text:p text:style-name="P178">2. Các công việc cho tuần làm việc tiếp theo:</text:p>
      <text:list text:style-name="LFO3" text:continue-numbering="true">
        <text:list-item>
          <text:p text:style-name="P179">Tiếp tục training về Android</text:p>
        </text:list-item>
        <text:list-item>
          <text:p text:style-name="P180">Lên kế hoạch thiết kế giao diện cho các chức<text:s/>năng</text:p>
        </text:list-item>
        <text:list-item>
          <text:p text:style-name="P181">Liên hệ với mentor<text:s/></text:p>
        </text:list-item>
      </text:list>
      <text:p text:style-name="P182">3, Phân công công việc trong tuần tới</text:p>
      <text:list text:style-name="LFO3" text:continue-numbering="true">
        <text:list-item>
          <text:p text:style-name="P183">HoaNP: thiết kế giao diện các chức năng có mã số từ UC01 – UC05</text:p>
        </text:list-item>
        <text:list-item>
          <text:p text:style-name="P184">LựcNV: thiết kế giao diện các chức năng có mã số từ UC06- UC10</text:p>
        </text:list-item>
        <text:list-item>
          <text:p text:style-name="P185">CảnhNHT: thiết kế giao diện các chức năng có mã số từ UC11- UC15</text:p>
        </text:list-item>
      </text:list>
      <text:p text:style-name="P186"/>
      <text:p text:style-name="P187">Chủ<text:s/>nhật, ngày 6 tháng 7 năm 2014</text:p>
      <text:p text:style-name="P188"><text:span text:style-name="T189"><text:tab/></text:span><text:span text:style-name="T190">BIÊN B</text:span><text:span text:style-name="T191">Ả</text:span><text:span text:style-name="T192">N H</text:span><text:span text:style-name="T193">Ọ</text:span><text:span text:style-name="T194">P TEAM<text:s/></text:span><text:span text:style-name="T195"><text:tab/></text:span></text:p>
      <text:p text:style-name="P196"><text:span text:style-name="T197">Thành phần tham dự</text:span><text:span text:style-name="T198">: HoaNP, LựcNV, CảnhNHT</text:span></text:p>
      <text:p text:style-name="P199"/>
      <text:p text:style-name="P200"><text:span text:style-name="T201">Mục đích</text:span><text:span text:style-name="T202">:</text:span></text:p>
      <text:list text:style-name="LFO3" text:continue-numbering="true">
        <text:list-item>
          <text:p text:style-name="P203"><text:span text:style-name="T204">Tổng kết những việc đã làm được và chưa làm được trong tuần trước.</text:span><text:span text:style-name="T205"> </text:span></text:p>
        </text:list-item>
        <text:list-item>
          <text:p text:style-name="P206">Đưa ra công việc cho tuần kế tiếp.</text:p>
        </text:list-item>
      </text:list>
      <text:p text:style-name="P207">Nội dung cuộc họp:</text:p>
      <text:p text:style-name="P208"/>
      <text:p text:style-name="P209">1. Tổng kết những việc đã<text:s/>làm được và chưa làm được:</text:p>
      <text:list text:style-name="LFO3" text:continue-numbering="true">
        <text:list-item>
          <text:p text:style-name="P210">Hoàn thành sơ bộ việc thiết kế giao diện trên giấy cho các chức năng</text:p>
        </text:list-item>
        <text:list-item>
          <text:p text:style-name="P211">Từng bước quen dần và thành thạo với các thao tác cơ bản trên Activity và Multi-screen</text:p>
        </text:list-item>
      </text:list>
      <text:p text:style-name="P212"/>
      <text:p text:style-name="P213">2. Các công việc cho tuần làm việc tiếp theo:</text:p>
      <text:list text:style-name="LFO3" text:continue-numbering="true">
        <text:list-item>
          <text:p text:style-name="P214">Tiếp tục training về Android</text:p>
        </text:list-item>
        <text:list-item>
          <text:p text:style-name="P215">Build khung giao diện đơn giản trên ứng dụng chủ yếu dùng LinearLayout + RelativeLayout + TextView để hình dung được sơ bộ thiết kế. Do tuần này thi đại học và chung kết Would Cup nên yêu cầu đặt ra build được 3/5 chức năng được phân công.</text:p>
        </text:list-item>
        <text:list-item>
          <text:p text:style-name="P216">Bước đầu nghiên cứu và tìm hiểu về cơ sở dữ liệu(CSDL)<text:s/></text:p>
        </text:list-item>
      </text:list>
      <text:p text:style-name="P217">3, Phân công công việc trong tuần tới</text:p>
      <text:list text:style-name="LFO3" text:continue-numbering="true">
        <text:list-item>
          <text:p text:style-name="P218">HoaNP, LựcNV, CảnhNHT: build khung giao diện như đã thống nhất và tự nghiên cứu về CSDL.</text:p>
        </text:list-item>
      </text:list>
      <text:p text:style-name="P219"/>
      <text:soft-page-break/>
      <text:p text:style-name="P220">Thứ hai, ngày 14 tháng 7 năm 2014</text:p>
      <text:p text:style-name="P221"><text:span text:style-name="T222"><text:tab/></text:span><text:span text:style-name="T223">BIÊN BẢN HỌP TEAM<text:s/></text:span><text:span text:style-name="T224"><text:tab/></text:span></text:p>
      <text:p text:style-name="P225"><text:span text:style-name="T226">Thành phần tham dự</text:span><text:span text:style-name="T227">: HoaNP, LựcNV, CảnhNHT</text:span></text:p>
      <text:p text:style-name="P228"/>
      <text:p text:style-name="P229"><text:span text:style-name="T230">Mục đích</text:span><text:span text:style-name="T231">:</text:span></text:p>
      <text:list text:style-name="LFO3" text:continue-numbering="true">
        <text:list-item>
          <text:p text:style-name="P232"><text:span text:style-name="T233">Tổng kết những việc đã làm được và chưa làm được trong tuần trước.</text:span><text:span text:style-name="T234"> </text:span></text:p>
        </text:list-item>
        <text:list-item>
          <text:p text:style-name="P235">Đưa ra công việc cho tuần kế tiếp.</text:p>
        </text:list-item>
      </text:list>
      <text:p text:style-name="P236">Nội dung cuộc họp:</text:p>
      <text:p text:style-name="P237"/>
      <text:p text:style-name="P238">1. Tổng kết những việc đã làm được và chưa làm được:</text:p>
      <text:list text:style-name="LFO3" text:continue-numbering="true">
        <text:list-item>
          <text:p text:style-name="P239">Hoàn thành sơ bộ việc thiết kế giao diện trên giấy cho các chức năng</text:p>
        </text:list-item>
      </text:list>
      <text:p text:style-name="P240"/>
      <text:p text:style-name="P241">2. Các công việc cho tuần làm việc tiếp theo:</text:p>
      <text:list text:style-name="LFO3" text:continue-numbering="true">
        <text:list-item>
          <text:p text:style-name="P242">Tiếp tục training về Android</text:p>
        </text:list-item>
      </text:list>
      <text:p text:style-name="P243">3, Phân công công việc trong tuần tới</text:p>
      <text:list text:style-name="LFO3" text:continue-numbering="true">
        <text:list-item>
          <text:p text:style-name="P244">HoaNP, LựcNV, CảnhNHT:<text:s/></text:p>
        </text:list-item>
        <text:list-item>
          <text:p text:style-name="P245">Nắm vững kiến thức về CSDL và thao tác tốt về csdl, ít nhất 1 ứng dụng dung sqlite</text:p>
        </text:list-item>
        <text:list-item>
          <text:p text:style-name="P246">Tìm hiểu them về google API</text:p>
        </text:list-item>
      </text:list>
      <text:p text:style-name="P247">***<text:s/>Nếu thành viên nào ko hoàn thành được mục tiêu đã đề ra thì phải tụt quần xin lỗi các bạn.</text:p>
      <text:p text:style-name="P248"/>
      <text:p text:style-name="P249"/>
      <text:p text:style-name="P250"/>
      <text:p text:style-name="P251"/>
      <text:p text:style-name="P2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Normal">
      <style:paragraph-properties text:number-lines="false" fo:margin-bottom="0in" fo:line-height="100%"/>
      <style:text-properties style:font-name="Times New Roman" style:font-name-asian="Times New Roman" style:letter-kerning="true" fo:font-size="12pt" style:font-size-asian="12pt" style:font-size-complex="12pt" style:language-asian="zh" style:country-asian="C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style style:name="WW_CharLFO1LVL1" style:family="text">
      <style:text-properties style:font-name="Courier New" style:font-name-asian="Times New Roman" style:font-name-complex="Courier New" fo:font-size="12pt" style:font-size-asian="12pt"/>
    </style:style>
    <style:style style:name="WW_CharLFO1LVL2" style:family="text">
      <style:text-properties style:font-name="Times New Roman" style:font-name-asian="Times New Roman" style:font-name-complex="Times New Roman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 style:font-name-asian="Times New Roman" style:font-name-complex="Courier New" fo:font-size="12pt" style:font-size-asian="12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asian="Times New Roman" style:font-name-complex="Courier New" fo:font-size="12pt" style:font-size-asian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asian="Times New Roman" style:font-name-complex="Courier New" fo:font-size="12pt" style:font-size-asian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in" text:min-label-width="0.25in"/>
        <style:text-properties style:font-name="Courier New"/>
      </text:list-level-style-bullet>
      <text:list-level-style-bullet text:level="2" text:style-name="WW_CharLFO1LVL2" text:bullet-char="·">
        <style:list-level-properties text:space-before="0.5in" text:min-label-width="0.4166in"/>
        <style:text-properties style:font-name="Times New Roman"/>
      </text:list-level-style-bullet>
      <text:list-level-style-bullet text:level="3" text:style-name="WW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in" text:min-label-width="0.25in"/>
        <style:text-properties style:font-name="Courier New"/>
      </text:list-level-style-bullet>
      <text:list-level-style-bullet text:level="2" text:style-name="WW_CharLFO2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in" text:min-label-width="0.25in"/>
        <style:text-properties style:font-name="Courier New"/>
      </text:list-level-style-bullet>
      <text:list-level-style-bullet text:level="2" text:style-name="WW_CharLFO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guyenhoa</meta:initial-creator>
    <dc:creator>nguyenhoa</dc:creator>
    <meta:creation-date>2014-06-30T17:51:00Z</meta:creation-date>
    <dc:date>2014-07-14T14:04:00Z</dc:date>
    <meta:template xlink:href="Normal" xlink:type="simple"/>
    <meta:editing-cycles>21</meta:editing-cycles>
    <meta:editing-duration>PT9480S</meta:editing-duration>
    <meta:document-statistic meta:page-count="8" meta:paragraph-count="10" meta:word-count="768" meta:character-count="5140" meta:row-count="36" meta:non-whitespace-character-count="4382"/>
  </office:meta>
</office:document-meta>
</file>